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13"/>
      <text:p text:style-name="P113"/>
      <text:p text:style-name="P113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13"/>
      <text:p text:style-name="P113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13"/>
      <text:p text:style-name="P113"/>
      <text:p text:style-name="P113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13"/>
      <text:p text:style-name="P113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14"/>
      <text:p text:style-name="P124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15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16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16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17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25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18"/>
      <text:p text:style-name="P118"/>
      <text:p text:style-name="P118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18"/>
      <text:p text:style-name="P118"/>
      <text:p text:style-name="P118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19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20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21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22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23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26"/>
      <text:p text:style-name="P126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27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28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29"/>
      <text:p text:style-name="P129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30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30"/>
      <text:p text:style-name="P130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31"/>
      <text:p text:style-name="P131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32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60"/>
      <text:p text:style-name="P132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33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34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35"/>
      <text:p text:style-name="P135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35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36"/>
      <text:p text:style-name="P136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37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37"/>
      <text:p text:style-name="P137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37">D<text:span text:style-name="T12">imecres<text:tab/>22/11/23</text:span><text:span text:style-name="T24"> </text:span></text:p>
      <text:p text:style-name="P158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37"/>
      <text:p text:style-name="P137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38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61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39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59">01, 04 i 05/12/23</text:p>
      <text:p text:style-name="P78">Període d'exàmens.</text:p>
      <text:p text:style-name="P57"/>
      <text:p text:style-name="P140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41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42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43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44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45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46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47"/>
      <text:p text:style-name="P147">************************************ <text:s text:c="2"/><text:span text:style-name="T34">2024 <text:s text:c="2"/></text:span>************************************</text:p>
      <text:p text:style-name="P147"/>
      <text:p text:style-name="P147"/>
      <text:p text:style-name="P147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48"/>
      <text:p text:style-name="P162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49"/>
      <text:p text:style-name="P149">D<text:span text:style-name="T12">ijous</text:span><text:tab/><text:tab/><text:span text:style-name="T35">11</text:span>/<text:span text:style-name="T33">01</text:span>/2<text:span text:style-name="T33">4</text:span></text:p>
      <text:p text:style-name="P98">Comentem apunts <text:a xlink:type="simple" xlink:href="https://paulinoposada.github.io/web_mec/documents/materiales_1.pdf">Materials 1</text:a> fins 3.2.9 Resistència a la radiació solar</text:p>
      <text:p text:style-name="P92"/>
      <text:p text:style-name="P150">D<text:span text:style-name="T12">illuns<text:tab/>15</text:span>/<text:span text:style-name="T33">01</text:span>/2<text:span text:style-name="T33">4</text:span></text:p>
      <text:p text:style-name="P99"><text:span text:style-name="T36">Acabem de comentar</text:span> apunts <text:a xlink:type="simple" xlink:href="https://paulinoposada.github.io/web_mec/documents/materiales_1.pdf">Materials 1</text:a>.</text:p>
      <text:p text:style-name="P100">Comentem soldadura tova.</text:p>
      <text:p text:style-name="P105">Faig demostració de soldadura tova.</text:p>
      <text:p text:style-name="P93"/>
      <text:p text:style-name="P151">D<text:span text:style-name="T12">imarts</text:span><text:tab/><text:span text:style-name="T35">16</text:span>/<text:span text:style-name="T33">01</text:span>/2<text:span text:style-name="T33">4</text:span></text:p>
      <text:p text:style-name="P101">Comen<text:span text:style-name="T37">c</text:span>em <text:span text:style-name="T37">amb pràctica </text:span>soldadura tova.</text:p>
      <text:p text:style-name="P106"/>
      <text:p text:style-name="P94"/>
      <text:p text:style-name="P152">D<text:span text:style-name="T12">imecres</text:span><text:tab/><text:span text:style-name="T35">17</text:span>/<text:span text:style-name="T33">01</text:span>/2<text:span text:style-name="T33">4</text:span></text:p>
      <text:p text:style-name="P102">Co<text:span text:style-name="T38">ntinuem pràctica </text:span>soldadura tova. <text:span text:style-name="T38">Termina de soldar mig grup.</text:span></text:p>
      <text:p text:style-name="P107"/>
      <text:p text:style-name="P153">D<text:span text:style-name="T12">ijous</text:span><text:tab/><text:tab/><text:span text:style-name="T35">18</text:span>/<text:span text:style-name="T33">01</text:span>/2<text:span text:style-name="T33">4</text:span></text:p>
      <text:p text:style-name="P103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08"/>
      <text:p text:style-name="P154">D<text:span text:style-name="T12">illuns<text:tab/>22</text:span>/<text:span text:style-name="T33">01</text:span>/2<text:span text:style-name="T33">4</text:span></text:p>
      <text:p text:style-name="P110">Baixem el taller, feim soldadura tova de coure i comencem amb soldadura d'arc.</text:p>
      <text:p text:style-name="P95"/>
      <text:p text:style-name="P155">D<text:span text:style-name="T12">imarts<text:tab/>23</text:span>/<text:span text:style-name="T33">01</text:span>/2<text:span text:style-name="T33">4</text:span></text:p>
      <text:p text:style-name="P111">Baixem el taller, <text:span text:style-name="T40">continuem</text:span> amb soldadura d'arc.</text:p>
      <text:p text:style-name="P96"/>
      <text:p text:style-name="P155">D<text:span text:style-name="T12">imecres<text:tab/>24</text:span>/<text:span text:style-name="T33">01</text:span>/2<text:span text:style-name="T33">4</text:span></text:p>
      <text:p text:style-name="P111">Baixem el taller, <text:span text:style-name="T40">continuem</text:span> amb soldadura d'arc.</text:p>
      <text:p text:style-name="P111"/>
      <text:p text:style-name="P156">D<text:span text:style-name="T12">ijous</text:span><text:tab/><text:tab/><text:span text:style-name="T41">25</text:span>/<text:span text:style-name="T33">01</text:span>/2<text:span text:style-name="T33">4</text:span></text:p>
      <text:p text:style-name="P104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09"/>
      <text:p text:style-name="P157">D<text:span text:style-name="T12">illuns<text:tab/>29</text:span>/<text:span text:style-name="T33">01</text:span>/2<text:span text:style-name="T33">4</text:span></text:p>
      <text:p text:style-name="P112">Baixem el taller, <text:span text:style-name="T40">continuem</text:span> amb soldadura d'arc.</text:p>
      <text:p text:style-name="P97"/>
      <text:p text:style-name="P166">D<text:span text:style-name="T12">imarts<text:tab/>30</text:span>/<text:span text:style-name="T33">01</text:span>/2<text:span text:style-name="T33">4</text:span></text:p>
      <text:p text:style-name="P165">Baixem el taller, <text:span text:style-name="T40">continuem</text:span> amb soldadura d'arc.</text:p>
      <text:p text:style-name="P164"/>
      <text:p text:style-name="P166">D<text:span text:style-name="T12">imecres<text:tab/>31</text:span>/<text:span text:style-name="T33">01</text:span>/2<text:span text:style-name="T33">4</text:span></text:p>
      <text:p text:style-name="P165">Baix<text:span text:style-name="T42">a.</text:span></text:p>
      <text:p text:style-name="P164"/>
      <text:p text:style-name="P166">D<text:span text:style-name="T12">ijous<text:tab/><text:tab/>01</text:span>/<text:span text:style-name="T33">02</text:span>/2<text:span text:style-name="T33">4</text:span></text:p>
      <text:p text:style-name="P165">Baix<text:span text:style-name="T42">a.</text:span></text:p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1T10:58:25.150969935</dc:date>
    <meta:editing-duration>PT30M48S</meta:editing-duration>
    <meta:editing-cycles>71</meta:editing-cycles>
    <meta:document-statistic meta:table-count="0" meta:image-count="0" meta:object-count="0" meta:page-count="6" meta:paragraph-count="184" meta:word-count="920" meta:character-count="6316" meta:non-whitespace-character-count="5536"/>
  </office:meta>
</office:document-meta>
</file>